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372" officeooo:paragraph-rsid="001df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a noite,</text:p>
      <text:p text:style-name="P1"/>
      <text:p text:style-name="P1">meu nome é nome-do-aluno e sou aluno do curso de Engenharia de Produção da Universidade Federal de Ouro Preto e participo de um projeto de extensão universitária intitulado "Hospital das Máquinas", que faz parte do programa Reciclagem Digital, também da UFOP.</text:p>
      <text:p text:style-name="P1"/>
      <text:p text:style-name="P1">Esse projeto tem o objetivo de promover a manutenção dos computadores de instituições interessadas como ferramenta promotora de educação e conscientização ambiental e contamos com uma equipe de 7 estudantes e 4 professores.</text:p>
      <text:p text:style-name="P1"/>
      <text:p text:style-name="P1">No momento estamos fazendo um levantamento das instituições interessadas e gostaríamos de saber se a nome-da-instituição tem interesse em participar do programa e, caso a resposta seja positiva, podemos agendar uma visita para conversarmos melhor e explicar o projeto de forma mais detalhada.</text:p>
      <text:p text:style-name="P1"/>
      <text:p text:style-name="P1">É importante ressaltar que, por ser um programa de extensão da UFOP, qualquer prestação de serviço não terá nenhum custo para a instituição interessada.</text:p>
      <text:p text:style-name="P1"/>
      <text:p text:style-name="P1">Aguardo o retorno.</text:p>
      <text:p text:style-name="P1"/>
      <text:p text:style-name="P1">Atenciosamente,</text:p>
      <text:p text:style-name="P1"/>
      <text:p text:style-name="P1">Equipe do Programa Reciclagem Digi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49:19.626235618</meta:creation-date>
    <dc:date>2016-05-26T13:17:35.586027810</dc:date>
    <meta:editing-duration>PT2M18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8" meta:word-count="152" meta:character-count="1007" meta:non-whitespace-character-count="863"/>
  </office:meta>
</office:document-meta>
</file>